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color="#000000" style:font-name="Verdana" fo:font-size="9pt" fo:letter-spacing="normal" fo:font-style="italic"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Yeah, was also thinking about that, but I think showing the reachable areas in the level editor would ruin the illusion that the croc is actually thinking by itself, if you saw it all laid out like that... We'll see...<text:line-break/><text:line-break/>Update 4<text:line-break/>Made the user able to place croc holes in the level editor and made crocs spawn at those holes.<text:line-break/><text:line-break/>Made a humble little start in the direction of mapping which areas are accessable from a specific hole. The goal is that in this situation<text:line-break/><text:line-break/>the croc (here represented by the three big dots) will not pursue the player further, as if knowing that it'd just get trapped at the bottom of the pit. That goal is however not reached yet haha!<text:line-break/><text:line-break/>This is especially important because of the very different movement mechanics of the Bear and the Croc. It's not that the Bear is always much more mobile, a wall climbing Croc can often reach areas unaccessable to a Bear, but the ability to jump creates some situations where a Bear can pass an obstacle that's impossible for a Croc.<text:line-break/><text:line-break/>This means that some levels could easily contain traps, where you let a Croc chase you to a place from which you're able to get out, but it is not. This wouldn't be fun, as constantly being chased is an important part of the game. Tricking a croc should buy you some time while it's trying to figure out a new way to get to you, not immobilize it for ever. So I think it's worth it to make the Croc do a little extra thinking to avoid that kind of stuff. </text:p>
      <text:p text:style-name="Standard"/>
      <text:p text:style-name="Standard"/>
      <text:p text:style-name="Standard"/>
      <text:p text:style-name="Standard">Weird, something seems to be wrong with tigsource's server... Anyway</text:p>
      <text:p text:style-name="Standard"/>
      <text:p text:style-name="Standard">Update 5</text:p>
      <text:p text:style-name="Standard">I'm happy with today's progress. I finished the mapping of accessable areas for the croc. The method is that I first map all the tiles that are reachable, then I map all the tiles that the hole is reachable from, and the overlap of those is the active area for that hole.</text:p>
      <text:p text:style-name="Standard"/>
      <text:p text:style-name="Standard">In this pic the blue areas are areas from which I can get home, while the red areas are areas I can get to from home. The platform at the top left is blue, because from here you can drop down to the rest of the map but there's no way to get there. The pit at the bottom of the map is red, because you can drop down here but not get back up again. Green areas are both reachable and returnable from, and it is this that's the croc's active area.</text:p>
      <text:p text:style-name="Standard"/>
      <text:p text:style-name="Standard">You can't really see the hole itself, but it's there in the middle structure. If I remove the climbable pole connecting the structure to the floor the entire floor becomes red, and the croc will keep only to the central structure, knowing that it won't be able to get home if it drops dow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1-02-27T21:32:08.683000000</dc:date>
    <meta:editing-duration>PT57M42S</meta:editing-duration>
    <meta:editing-cycles>3</meta:editing-cycles>
    <meta:document-statistic meta:table-count="0" meta:image-count="0" meta:object-count="0" meta:page-count="1" meta:paragraph-count="6" meta:word-count="485" meta:character-count="2534" meta:non-whitespace-character-count="2049"/>
  </office:meta>
</office:document-meta>
</file>